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officeooo:rsid="000ff308" officeooo:paragraph-rsid="000ff308"/>
    </style:style>
    <style:style style:name="P2" style:family="paragraph" style:parent-style-name="Standard">
      <style:paragraph-properties fo:text-align="center" style:justify-single-word="false"/>
      <style:text-properties style:font-name="URW Chancery L" style:text-underline-style="solid" style:text-underline-width="auto" style:text-underline-color="font-color" officeooo:rsid="000ff308" officeooo:paragraph-rsid="000ff308"/>
    </style:style>
    <style:style style:name="P3" style:family="paragraph" style:parent-style-name="Standard">
      <style:paragraph-properties fo:text-align="center" style:justify-single-word="false"/>
      <style:text-properties style:font-name="URW Chancery L" style:text-underline-style="none" officeooo:rsid="000ff308" officeooo:paragraph-rsid="000ff3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JHI RE (SESHA SRABANA)</text:p>
      <text:p text:style-name="P2"/>
      <text:p text:style-name="P3">majhi re....</text:p>
      <text:p text:style-name="P3">sesha srabana puruba pabana bahi ja ye majhi re ...</text:p>
      <text:p text:style-name="P3">jhure rai parana </text:p>
      <text:p text:style-name="P3">shyama ki bujhe ta mana </text:p>
      <text:p text:style-name="P3">majhi re...</text:p>
      <text:p text:style-name="P3"/>
      <text:p text:style-name="P3">brundabane kala kanhu khela dekhi radha ..hela bai </text:p>
      <text:p text:style-name="P3">apanara boli bhabi mane mane seje gala dhain ..</text:p>
      <text:p text:style-name="P3">kahare majhi bujhe tara mana </text:p>
      <text:p text:style-name="P3">gala bhi hela bama </text:p>
      <text:p text:style-name="P3">jhure rai parana </text:p>
      <text:p text:style-name="P3">shyama ki bujhe ta mana.</text:p>
      <text:p text:style-name="P3">Majhi re ...</text:p>
      <text:p text:style-name="P3"/>
      <text:p text:style-name="P3">jane na se kiye para ethi kiye puni apanara </text:p>
      <text:p text:style-name="P3">kiye tara parabasa puni kahin aba nija ghara </text:p>
      <text:p text:style-name="P3">kahare majhi kiye ba aji bujhe tara mana </text:p>
      <text:p text:style-name="P3">gala bi hela bama</text:p>
      <text:p text:style-name="P3">jhure rai parana </text:p>
      <text:p text:style-name="P3">shyama ki bujhe ta mana.</text:p>
      <text:p text:style-name="P3">Majhi re ..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6:02:32.833271175</meta:creation-date>
    <dc:date>2018-12-27T17:24:06.566649293</dc:date>
    <meta:editing-duration>PT1H11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03" meta:character-count="538" meta:non-whitespace-character-count="445"/>
  </office:meta>
</office:document-meta>
</file>